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08cm" svg:y1="3.809cm" svg:x2="2.045cm" svg:y2="1.892cm">
          <text:p/>
        </draw:line>
        <draw:line draw:style-name="gr2" draw:text-style-name="P1" draw:layer="layout" svg:x1="3.587cm" svg:y1="3.816cm" svg:x2="5.504cm" svg:y2="2.253cm">
          <text:p/>
        </draw:line>
        <draw:custom-shape draw:style-name="gr3" draw:text-style-name="P2" draw:layer="layout" svg:width="0.206cm" svg:height="0.206cm" svg:x="3.49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441cm" svg:height="0.526cm" svg:x="4.718cm" svg:y="2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441cm" svg:height="0.526cm" svg:x="1.945cm" svg:y="2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3.119cm" svg:y="3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3.572cm" svg:y1="3.752cm" svg:x2="6.208cm" svg:y2="3.733cm">
          <text:p/>
        </draw:line>
        <draw:line draw:style-name="gr6" draw:text-style-name="P1" draw:layer="layout" svg:x1="3.572cm" svg:y1="3.753cm" svg:x2="5.613cm" svg:y2="0.265cm">
          <text:p/>
        </draw:line>
        <draw:frame draw:style-name="gr5" draw:text-style-name="P4" draw:layer="measurelines" svg:width="0.441cm" svg:height="0.47cm" svg:x="4.623cm" svg:y="3.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441cm" svg:height="0.47cm" svg:x="4.019cm" svg:y="1.6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8-04T10:56:39.029615278</dc:date>
    <meta:editing-duration>PT4M51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5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